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785cm" fo:min-width="5.787cm" fo:padding-top="0.151cm" fo:padding-bottom="0.151cm" fo:padding-left="0.276cm" fo:padding-right="0.276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676cm" fo:min-width="7.073cm" fo:padding-top="0.151cm" fo:padding-bottom="0.151cm" fo:padding-left="0.276cm" fo:padding-right="0.276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 style:parent-style-name="standard">
      <style:graphic-properties svg:stroke-width="0.053cm" svg:stroke-color="#000000" draw:marker-start-width="0.279cm" draw:marker-end="Arrowheads_20_2" draw:marker-end-width="0.279cm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7cm" fo:min-width="0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="Arrowheads_20_1" draw:marker-end-width="0.279cm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0cm" loext:decorative="false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714cm" fo:min-width="0cm" loext:decorative="false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976cm" fo:min-width="0cm" loext:decorative="false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.977cm" fo:min-width="0cm" loext:decorative="false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loext:graphic-properties draw:fill="none"/>
      <style:paragraph-properties fo:text-align="center"/>
      <style:text-properties style:font-name="Times New Roman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style:font-name="Times New Roman"/>
    </style:style>
    <style:style style:name="P7" style:family="paragraph">
      <loext:graphic-properties draw:fill="none" draw:fill-color="#ffffff"/>
      <style:text-properties style:font-name="Times New Roman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xml:id="id3" draw:id="id3" draw:layer="layout" svg:width="6.339cm" svg:height="3.087cm" svg:x="1.644cm" svg:y="6.223cm">
            <text:p text:style-name="P1"><text:span text:style-name="T1">Known state elimina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7.625cm" svg:height="3.978cm" svg:x="1cm" svg:y="10.795cm">
            <text:p text:style-name="P1"><text:span text:style-name="T1">Get the ground state from the given mixed state</text:span></text:p>
            <draw:enhanced-geometry svg:viewBox="0 0 21600 21600" draw:type="rectangle" draw:enhanced-path="M 0 0 L 21600 0 21600 21600 0 21600 0 0 Z N"/>
          </draw:custom-shape>
          <draw:g draw:style-name="gr4" xml:id="id2" draw:id="id2">
            <svg:title>TexMaths</svg:title>
            <svg:desc>16§display§\{ \psi_1 , \psi_2 , \dots \}§svg§600§FALSE§</svg:desc>
            <draw:path draw:style-name="gr5" draw:text-style-name="P3" draw:layer="layout" svg:width="5.953cm" svg:height="1.006cm" svg:x="8.402cm" svg:y="9.042cm" svg:viewBox="0 0 5954 1007" svg:d="M0 0c1985 0 3969 0 5954 0 0 336 0 671 0 1007-1985 0-3969 0-5954 0 0-336 0-671 0-1007z">
              <text:p/>
            </draw:path>
            <draw:path draw:style-name="gr6" draw:text-style-name="P4" draw:layer="layout" svg:width="0.4cm" svg:height="1.121cm" svg:x="8.427cm" svg:y="8.985cm" svg:viewBox="0 0 401 1122" svg:d="M239 150c0-45 29-118 152-124 6 0 10-7 10-13 0-13-10-13-20-13-116 0-219 58-219 141 0 85 0 170 0 255 0 45 0 80-46 115-38 36-84 36-106 39-7 0-10 3-10 9 0 13 6 13 16 13 74 7 129 45 142 102 4 10 4 13 4 55 0 73 0 147 0 220 0 48 0 84 54 125 46 35 120 48 165 48 10 0 20 0 20-13s-7-13-17-13c-74-3-129-41-142-95-3-13-3-13-3-55 0-79 0-157 0-236 0-51-10-71-45-106-26-22-58-35-91-45 94-25 136-76 136-140 0-90 0-179 0-269z">
              <text:p/>
            </draw:path>
            <draw:path draw:style-name="gr6" draw:text-style-name="P4" draw:layer="layout" svg:width="0.687cm" svg:height="1.006cm" svg:x="8.944cm" svg:y="9.049cm" svg:viewBox="0 0 688 1007" svg:d="M514 29c0-3 3-13 3-16 0-13-7-13-13-13-13 0-13 3-16 22-64 248-127 495-191 742-84-13-129-54-129-128 0-22 0-51 61-208 7-12 13-32 13-54 0-51-35-93-93-93-107 0-149 163-149 173 0 13 9 8 13 13 13 0 13-3 19-23 29-105 75-137 113-137 10 0 29 0 29 35 0 29-9 58-25 96-55 141-55 173-55 192 0 105 90 150 197 156-10 42-10 45-23 103-6 12-29 102-29 108 5 4 0 10 16 10 3-1 7 0 10-3s10-32 13-48c14-56 28-111 42-166 42 0 142 0 249-122 48-51 71-99 84-134 9-26 35-125 35-173 0-64-32-80-52-80-25 0-55 29-55 55 0 16 7 22 17 28 13 13 42 42 42 96 0 74-62 163-101 205-100 99-171 99-213 99 63-245 125-490 188-735z">
              <text:p/>
            </draw:path>
            <draw:path draw:style-name="gr6" draw:text-style-name="P4" draw:layer="layout" svg:width="0.29cm" svg:height="0.52cm" svg:x="9.736cm" svg:y="9.474cm" svg:viewBox="0 0 291 521" svg:d="M181 22c0-22-3-22-23-22-51 48-126 48-158 48 0 10 0 19 0 29 19 0 71 0 116-23 0 135 0 269 0 403 0 26 0 35-80 35-10 0-20 0-30 0 0 10 0 19 0 29 17-3 114-3 143-3 22 0 122 0 142 3 0-10 0-19 0-29-10 0-20 0-29 0-81 0-81-9-81-35 0-145 0-290 0-435z">
              <text:p/>
            </draw:path>
            <draw:path draw:style-name="gr6" draw:text-style-name="P4" draw:layer="layout" svg:width="0.131cm" svg:height="0.335cm" svg:x="10.256cm" svg:y="9.707cm" svg:viewBox="0 0 132 336" svg:d="M132 118c0-73-25-118-71-118-38 0-61 29-61 61 0 29 23 57 61 57 13 0 29-3 39-13 3-3 4-2 7-3 1 6 3 0 3 16 0 83-42 151-78 186-13 12-13 16-13 19 0 6 7 13 10 13 13 0 103-87 103-218z">
              <text:p/>
            </draw:path>
            <draw:path draw:style-name="gr6" draw:text-style-name="P4" draw:layer="layout" svg:width="0.687cm" svg:height="1.006cm" svg:x="10.695cm" svg:y="9.049cm" svg:viewBox="0 0 688 1007" svg:d="M514 29c3-3 6-13 6-16 0-13-10-13-16-13-10 0-13 3-16 22-63 248-125 495-188 742-87-13-129-54-129-128 0-22 0-51 62-208 3-12 13-32 13-54 0-51-39-93-94-93-110 0-152 163-152 173 0 13 13 13 16 13 10 0 10-3 16-23 33-105 78-137 117-137 6 0 25 0 25 35 0 29-9 58-25 96-52 141-52 173-52 192 0 105 87 150 197 156-10 42-10 45-26 103-3 12-26 102-26 108 5 4 0 10 13 10 3 0 10 0 10-3 3-3 10-32 13-48 15-56 30-111 45-166 42 0 142 0 249-122 45-51 68-99 81-134 9-26 35-125 35-173 0-64-29-80-48-80-29 0-59 29-59 55 0 16 7 22 17 28 13 13 42 42 42 96 0 74-59 163-97 205-100 99-175 99-213 99 61-245 122-490 184-735z">
              <text:p/>
            </draw:path>
            <draw:path draw:style-name="gr6" draw:text-style-name="P4" draw:layer="layout" svg:width="0.351cm" svg:height="0.52cm" svg:x="11.451cm" svg:y="9.474cm" svg:viewBox="0 0 352 521" svg:d="M352 377c-8 0-17 0-26 0-3 16-9 64-22 71-7 6-68 6-78 6-48 0-97 0-145 0 84-74 110-96 158-131 58-48 113-96 113-170 0-95-84-153-184-153s-168 67-168 141c0 38 36 41 42 41 19 0 45-13 45-41 0-13-6-42-48-42 26-54 77-70 116-70 78 0 120 61 120 124 0 68-49 122-75 151-63 61-127 123-190 185-10 6-10 10-10 32 110 0 220 0 330 0 7-48 15-96 22-144z">
              <text:p/>
            </draw:path>
            <draw:path draw:style-name="gr6" draw:text-style-name="P4" draw:layer="layout" svg:width="0.131cm" svg:height="0.335cm" svg:x="12.01cm" svg:y="9.707cm" svg:viewBox="0 0 132 336" svg:d="M132 118c0-73-29-118-74-118-35 0-58 29-58 61 0 29 23 57 58 57 16 0 29-3 42-13 3-3 2-2 3-3 4 0 4 0 4 16 0 83-40 150-78 186-13 12-13 16-13 19 0 6 7 13 13 13 13 0 103-87 103-218z">
              <text:p/>
            </draw:path>
            <draw:path draw:style-name="gr6" draw:text-style-name="P4" draw:layer="layout" svg:width="0.119cm" svg:height="0.117cm" svg:x="12.514cm" svg:y="9.707cm" svg:viewBox="0 0 120 118" svg:d="M120 61c0-35-28-61-62-61s-58 27-58 61c0 33 24 57 58 57s62-25 62-57z">
              <text:p/>
            </draw:path>
            <draw:path draw:style-name="gr6" draw:text-style-name="P4" draw:layer="layout" svg:width="0.119cm" svg:height="0.117cm" svg:x="13.018cm" svg:y="9.707cm" svg:viewBox="0 0 120 118" svg:d="M120 61c0-35-28-61-62-61s-58 27-58 61c0 33 24 57 58 57s62-25 62-57z">
              <text:p/>
            </draw:path>
            <draw:path draw:style-name="gr6" draw:text-style-name="P4" draw:layer="layout" svg:width="0.119cm" svg:height="0.117cm" svg:x="13.522cm" svg:y="9.707cm" svg:viewBox="0 0 120 118" svg:d="M120 61c0-35-25-61-59-61s-61 27-61 61c0 33 27 57 61 57s59-25 59-57z">
              <text:p/>
            </draw:path>
            <draw:path draw:style-name="gr6" draw:text-style-name="P4" draw:layer="layout" svg:width="0.403cm" svg:height="1.121cm" svg:x="14.01cm" svg:y="8.985cm" svg:viewBox="0 0 404 1122" svg:d="M165 972c0 45-29 118-155 124-4 0-10 7-10 13 0 13 13 13 23 13 109 0 216-54 216-141 0-85 0-170 0-255 0-45 0-80 45-115 42-36 84-36 110-39 3 0 10-3 10-13 0-9-7-9-20-9-74-7-129-45-142-102-3-10-3-13-3-55 0-73 0-147 0-220 0-48 0-83-55-125-45-35-123-48-161-48-10 0-23 0-23 13s6 13 19 13c71 3 126 41 143 95 3 13 3 13 3 55 0 79 0 158 0 236 0 52 6 71 45 106 23 22 55 35 87 41-93 29-132 80-132 144 0 90 0 179 0 269z">
              <text:p/>
            </draw:path>
          </draw:g>
          <draw:g draw:style-name="gr4" xml:id="id1" draw:id="id1">
            <svg:title>TexMaths</svg:title>
            <svg:desc>16§display§E_i,| \psi_i \rangle§svg§600§FALSE§</svg:desc>
            <draw:path draw:style-name="gr5" draw:text-style-name="P3" draw:layer="layout" svg:width="3.315cm" svg:height="1.006cm" svg:x="2.952cm" svg:y="16.136cm" svg:viewBox="0 0 3316 1007" svg:d="M0 0c1105 0 2211 0 3316 0 0 336 0 671 0 1007-1105 0-2211 0-3316 0 0-336 0-671 0-1007z">
              <text:p/>
            </draw:path>
            <draw:path draw:style-name="gr6" draw:text-style-name="P4" draw:layer="layout" svg:width="0.812cm" svg:height="0.76cm" svg:x="2.939cm" svg:y="16.158cm" svg:viewBox="0 0 813 761" svg:d="M752 499c0-4 2-9 3-13 0-3 0-13-13-13-10 0-13 6-13 13-73 166-115 240-307 240-54 0-109 0-163 0-16 0-19 0-26 0-12 0-16-4-16-13 0-3 0-3 7-26 25-101 51-202 77-303 37 0 74 0 112 0 96 0 96 22 96 51 0 6 0 19-10 54-3 6-3 10-3 13 0 6 3 13 16 13 6 0 9-7 16-23 21-87 42-174 64-262 0-6-7-13-13-13-10 0-13 7-16 20-26 86-45 111-147 111-35 0-71 0-106 0 23-90 45-181 67-271 10-39 10-42 61-42 52 0 105 0 157 0 137 0 173 32 173 125 0 25 0 29-7 57 0 7 0 15 0 20 0 4 3 16 13 16 13 0 13-7 16-29 7-65 15-130 22-195 4-29-3-29-28-29-190 0-380 0-570 0-22 0-32 0-32 22 0 13 10 13 32 13 42 0 71 0 71 19 0 4 0 7-4 26-50 198-100 396-150 594-9 42-13 52-102 52-19 0-29 0-29 22 0 13 10 13 29 13 195 0 390 0 585 0 26 0 26 0 32-19 35-81 70-162 106-243z">
              <text:p/>
            </draw:path>
            <draw:path draw:style-name="gr6" draw:text-style-name="P4" draw:layer="layout" svg:width="0.236cm" svg:height="0.526cm" svg:x="3.761cm" svg:y="16.567cm" svg:viewBox="0 0 237 527" svg:d="M217 29c0-13-9-29-32-29-22 0-44 19-44 45 0 13 13 29 32 29 22 0 44-23 44-45zM58 428c-4 10-7 20-7 32 0 39 29 67 74 67 80 0 112-108 112-118 0-13-10-13-13-13-10 0-10 7-13 16-19 61-54 93-83 93-16 0-19-10-19-26 0-19 3-35 9-51 10-22 20-41 26-64 10-16 35-89 38-99 3-6 7-16 7-25 0-35-32-64-74-64-80 0-115 105-115 118 0 10 10 10 13 10 9 0 13-4 13-13 22-67 57-96 86-96 13 0 19 6 19 29 0 19-6 29-25 80-16 41-32 83-48 124z">
              <text:p/>
            </draw:path>
            <draw:path draw:style-name="gr6" draw:text-style-name="P4" draw:layer="layout" svg:width="0.13cm" svg:height="0.335cm" svg:x="4.192cm" svg:y="16.801cm" svg:viewBox="0 0 131 336" svg:d="M131 118c0-73-25-118-70-118-39 0-61 29-61 61 0 29 22 57 61 57 13 0 29-3 38-13 3-3 4-2 7-3 1 6 3 0 3 16 0 83-42 151-77 186-13 12-13 16-13 19 0 6 7 13 13 13 10 0 99-87 99-218z">
              <text:p/>
            </draw:path>
            <draw:path draw:style-name="gr6" draw:text-style-name="P4" draw:layer="layout" svg:width="0.044cm" svg:height="1.121cm" svg:x="4.73cm" svg:y="16.078cm" svg:viewBox="0 0 45 1122" svg:d="M45 42c0-20 0-42-23-42-22 0-22 22-22 42 0 346 0 692 0 1038 0 20 0 42 22 42 23 0 23-22 23-42 0-346 0-692 0-1038z">
              <text:p/>
            </draw:path>
            <draw:path draw:style-name="gr6" draw:text-style-name="P4" draw:layer="layout" svg:width="0.68cm" svg:height="1.006cm" svg:x="4.941cm" svg:y="16.142cm" svg:viewBox="0 0 681 1007" svg:d="M509 29c0-3 3-13 3-16 0-13-10-13-13-13-13 0-13 3-19 22-62 248-124 495-186 742-83-13-128-54-128-128 0-22 0-51 61-208 6-12 13-32 13-54 0-51-35-93-93-93-105 0-147 163-147 173 0 13 10 13 13 13 13 0 13-3 19-23 29-105 74-137 112-137 10 0 29 0 29 35 0 29-13 58-26 96-54 141-54 173-54 192 0 105 86 150 195 156-10 42-10 45-26 103-3 12-25 102-25 108 5 4 0 10 16 10 3-1 6 0 9-3s10-32 13-48c14-56 28-111 42-166 41 0 140 0 246-122 45-51 70-99 83-134 10-26 35-125 35-173 0-64-32-80-51-80-29 0-54 29-54 55 0 16 6 22 16 28 12 13 38 42 38 96 0 74-58 163-96 205-99 99-169 99-211 99 62-245 124-490 186-735z">
              <text:p/>
            </draw:path>
            <draw:path draw:style-name="gr6" draw:text-style-name="P4" draw:layer="layout" svg:width="0.236cm" svg:height="0.526cm" svg:x="5.676cm" svg:y="16.567cm" svg:viewBox="0 0 237 527" svg:d="M217 29c0-13-9-29-32-29-22 0-44 19-44 45 0 13 13 29 32 29 22 0 44-23 44-45zM58 428c-4 10-7 20-7 32 0 39 29 67 74 67 80 0 112-108 112-118 0-13-10-13-13-13-10 0-10 7-13 16-19 61-54 93-83 93-16 0-19-10-19-26 0-19 3-35 9-51 10-22 20-41 26-64 10-16 35-89 38-99 3-6 7-16 7-25 0-35-32-64-74-64-80 0-115 105-115 118 0 10 10 10 13 10 13 0 13-4 13-13 22-67 57-96 86-96 13 0 19 6 19 29 0 19-6 29-25 80-16 41-32 83-48 124z">
              <text:p/>
            </draw:path>
            <draw:path draw:style-name="gr6" draw:text-style-name="P4" draw:layer="layout" svg:width="0.248cm" svg:height="1.121cm" svg:x="6.076cm" svg:y="16.078cm" svg:viewBox="0 0 249 1122" svg:d="M243 579c6-13 6-12 6-16 0-5 0-7-6-20-65-172-130-345-195-517-10-20-14-26-26-26-11 0-22 10-22 22 0 4 0 7 3 20 66 173 132 347 198 521-66 171-132 343-198 514-3 13-3 16-3 23 0 12 10 22 22 22 13 0 16-13 23-22 66-174 132-348 198-521z">
              <text:p/>
            </draw:path>
          </draw:g>
          <draw:connector draw:style-name="gr7" draw:text-style-name="P5" draw:layer="layout" svg:x1="6.326cm" svg:y1="16.639cm" svg:x2="11.408cm" svg:y2="10.107cm" draw:start-shape="id1" draw:start-glue-point="1" draw:end-shape="id2" draw:end-glue-point="2" svg:d="M6326 16639h5082v-6532" svg:viewBox="0 0 5083 6533">
            <text:p/>
          </draw:connector>
          <draw:frame draw:style-name="gr8" draw:text-style-name="P7" draw:layer="layout" svg:width="2.783cm" svg:height="1.667cm" svg:x="11.817cm" svg:y="13.24cm">
            <draw:text-box>
              <text:p text:style-name="P6"><text:span text:style-name="T1">Register the state</text:span></text:p>
            </draw:text-box>
          </draw:frame>
          <draw:connector draw:style-name="gr9" draw:text-style-name="P5" draw:layer="layout" svg:x1="11.408cm" svg:y1="8.985cm" svg:x2="7.983cm" svg:y2="7.766cm" draw:start-shape="id2" draw:start-glue-point="0" draw:end-shape="id3" draw:end-glue-point="1" svg:d="M11408 8985v-1219h-3425" svg:viewBox="0 0 3426 1220">
            <text:p/>
          </draw:connector>
          <draw:frame draw:style-name="gr10" draw:text-style-name="P7" draw:layer="layout" svg:width="4.344cm" svg:height="0.96cm" svg:x="8.664cm" svg:y="6.421cm">
            <draw:text-box>
              <text:p text:style-name="P6"><text:span text:style-name="T1">Known states</text:span></text:p>
            </draw:text-box>
          </draw:frame>
          <draw:g draw:style-name="gr4">
            <svg:title>TexMaths</svg:title>
            <svg:desc>16§display§\sum_{i=1}^{N-1} c_i |\psi_i \rangle§svg§600§FALSE§</svg:desc>
            <draw:path draw:style-name="gr5" draw:text-style-name="P3" draw:layer="layout" svg:width="4.449cm" svg:height="3.092cm" svg:x="2.561cm" svg:y="1.056cm" svg:viewBox="0 0 4450 3093" svg:d="M0 0c1483 0 2967 0 4450 0 0 1031 0 2062 0 3093-1483 0-2967 0-4450 0 0-1031 0-2062 0-3093z">
              <text:p/>
            </draw:path>
            <draw:path draw:style-name="gr6" draw:text-style-name="P4" draw:layer="layout" svg:width="0.675cm" svg:height="0.525cm" svg:x="2.558cm" svg:y="1cm" svg:viewBox="0 0 676 526" svg:d="M581 85c9-29 21-54 80-57 6 0 15 0 15-15 0-7-3-13-9-13-28 0-55 3-80 3-19 0-62-3-81-3-3 0-15 0-15 19 0 9 9 9 15 9 38 0 50 13 50 31 0 7 0 10-3 19-28 112-56 224-84 335-63-133-127-267-191-400-6-13-9-13-25-13-35 0-70 0-105 0-15 0-24 0-24 19 0 9 9 9 24 9 16 0 34 0 50 3-34 138-68 276-102 413-6 29-19 54-81 54-3 0-15 0-15 15 0 10 6 13 12 13 25 0 53-3 78-3 18 0 64 3 80 3 9 0 15-3 15-16 0-12-9-12-15-12-50 0-50-22-50-32 0-3 0-6 4-18 32-132 65-263 98-395 73 154 147 307 220 460 6 13 9 13 18 13 13 0 13-3 16-16 35-142 70-284 105-425z">
              <text:p/>
            </draw:path>
            <draw:path draw:style-name="gr6" draw:text-style-name="P4" draw:layer="layout" svg:width="0.512cm" svg:height="0.037cm" svg:x="3.358cm" svg:y="1.316cm" svg:viewBox="0 0 513 38" svg:d="M482 38c12 0 31 0 31-19s-19-19-31-19c-152 0-303 0-454 0-13 0-28 0-28 16 0 22 15 22 28 22 151 0 302 0 454 0z">
              <text:p/>
            </draw:path>
            <draw:path draw:style-name="gr6" draw:text-style-name="P4" draw:layer="layout" svg:width="0.277cm" svg:height="0.509cm" svg:x="4.034cm" svg:y="1.016cm" svg:viewBox="0 0 278 510" svg:d="M173 22c0-22-3-22-25-22-46 47-117 50-148 50 0 8 0 17 0 25 19 0 68 0 111-19 0 131 0 261 0 392 0 25 0 34-77 34-9 0-19 0-28 0 0 9 0 19 0 28 13 0 108-3 136-3 22 0 117 3 136 3 0-9 0-19 0-28-10 0-21 0-31 0-74 0-74-9-74-34 0-142 0-284 0-426z">
              <text:p/>
            </draw:path>
            <draw:path draw:style-name="gr6" draw:text-style-name="P4" draw:layer="layout" svg:width="1.444cm" svg:height="1.539cm" svg:x="2.722cm" svg:y="1.854cm" svg:viewBox="0 0 1445 1540" svg:d="M1313 1540c44-117 88-234 132-351-9 0-18 0-27 0-44 113-158 188-281 223-25 3-130 31-337 31-218 0-437 0-655 0 184-218 369-436 553-654 6-10 9-13 9-19-3-5 0-6-9-16-168-233-336-467-503-701 197 0 395 0 593 0 145 0 244 16 253 19 58 9 154 28 238 81 27 19 102 69 139 157 9 0 18 0 27 0-44-103-88-207-132-310-428 0-855 0-1282 0-25 0-25 3-28 9-3 4-3 25-3 35 191 266 383 532 574 798-187 222-374 444-562 667-9 12-6 12-9 18 0 13 9 13 28 13 427 0 854 0 1282 0z">
              <text:p/>
            </draw:path>
            <draw:path draw:style-name="gr6" draw:text-style-name="P4" draw:layer="layout" svg:width="0.231cm" svg:height="0.519cm" svg:x="2.777cm" svg:y="3.686cm" svg:viewBox="0 0 232 520" svg:d="M213 31c0-12-9-31-31-31-21 0-43 22-43 44 0 12 9 28 31 28 21 0 43-22 43-41zM56 423c-3 9-7 18-7 31 0 34 31 66 75 66 74 0 108-107 108-119 0-10-10-10-13-10-9 0-12 3-15 13-16 62-50 94-80 94-16 0-19-10-19-28 0-16 6-32 12-47 10-22 16-44 25-63 6-19 34-88 37-97s3-19 3-25c0-38-28-66-71-66-74 0-111 103-111 119 0 9 12 9 15 9 10 0 10-3 13-12 18-66 52-94 80-94 12 0 19 6 19 25s-3 31-22 78c-16 42-33 84-49 126z">
              <text:p/>
            </draw:path>
            <draw:path draw:style-name="gr6" draw:text-style-name="P4" draw:layer="layout" svg:width="0.558cm" svg:height="0.206cm" svg:x="3.102cm" svg:y="3.902cm" svg:viewBox="0 0 559 207" svg:d="M531 38c13 0 28 0 28-19s-19-19-28-19c-167 0-333 0-500 0-12 0-31 0-31 19s19 19 31 19c167 0 333 0 500 0zM531 207c9 0 28 0 28-19s-15-19-28-19c-167 0-333 0-500 0-12 0-31 0-31 19s19 19 31 19c167 0 333 0 500 0z">
              <text:p/>
            </draw:path>
            <draw:path draw:style-name="gr6" draw:text-style-name="P4" draw:layer="layout" svg:width="0.274cm" svg:height="0.509cm" svg:x="3.8cm" svg:y="3.686cm" svg:viewBox="0 0 275 510" svg:d="M170 22c0-22 0-22-22-22-49 50-117 50-148 50 0 9 0 19 0 28 19 0 68 0 108-22 0 131 0 261 0 392 0 25 0 34-74 34-10 0-21 0-31 0 0 9 0 19 0 28 16 0 108-3 136-3 25 0 120 3 136 3 0-9 0-19 0-28-9 0-19 0-28 0-77 0-77-9-77-34 0-142 0-284 0-426z">
              <text:p/>
            </draw:path>
            <draw:path draw:style-name="gr6" draw:text-style-name="P4" draw:layer="layout" svg:width="0.422cm" svg:height="0.497cm" svg:x="4.609cm" svg:y="2.415cm" svg:viewBox="0 0 423 498" svg:d="M386 69c-18 0-31 0-46 16-19 15-22 34-22 40 0 28 22 38 40 38 34 0 62-25 62-69 0-53-52-94-127-94-148 0-293 157-293 313 0 97 65 185 176 185 158 0 247-116 247-132 0-6-6-12-12-12s-10 3-16 9c-83 110-204 110-216 110-68 0-99-54-99-119 0-47 22-154 59-219 34-63 96-110 154-110 37 0 78 13 93 44z">
              <text:p/>
            </draw:path>
            <draw:path draw:style-name="gr6" draw:text-style-name="P4" draw:layer="layout" svg:width="0.228cm" svg:height="0.515cm" svg:x="5.072cm" svg:y="2.556cm" svg:viewBox="0 0 229 516" svg:d="M210 28c0-12-9-28-31-28-21 0-43 19-43 41 0 12 9 31 31 31 21 0 43-22 43-44zM56 419c-3 10-10 19-10 32 0 37 31 65 74 65 75 0 109-106 109-115 0-13-10-13-13-13-9 0-12 6-15 16-16 59-50 91-81 91-15 0-18-10-18-25 0-19 6-35 12-51 10-21 16-40 25-62 6-19 34-88 37-97 3-6 6-16 6-25 0-35-31-66-74-66-74 0-108 106-108 119 0 9 9 9 12 9 10 0 10-3 13-12 21-66 52-94 80-94 12 0 22 6 22 28 0 16-7 28-25 75-16 42-31 84-46 125z">
              <text:p/>
            </draw:path>
            <draw:path draw:style-name="gr6" draw:text-style-name="P4" draw:layer="layout" svg:width="0.042cm" svg:height="1.098cm" svg:x="5.526cm" svg:y="2.077cm" svg:viewBox="0 0 43 1099" svg:d="M43 38c0-19 0-38-21-38-22 0-22 19-22 38 0 340 0 680 0 1020 0 19 0 41 22 41 21 0 21-22 21-41 0-340 0-680 0-1020z">
              <text:p/>
            </draw:path>
            <draw:path draw:style-name="gr6" draw:text-style-name="P4" draw:layer="layout" svg:width="0.654cm" svg:height="0.988cm" svg:x="5.73cm" svg:y="2.136cm" svg:viewBox="0 0 655 989" svg:d="M491 28c0-3 3-9 3-15 0-10-9-13-12-13-13 0-13 3-19 22-59 242-119 484-179 726-83-9-123-50-123-122 0-22 0-50 58-203 3-13 13-32 13-54 0-50-34-90-90-90-102 0-142 159-142 169 0 9 9 9 12 9 10 0 13 0 16-19 31-103 74-134 111-134 9 0 28 0 28 34 0 28-13 56-25 94-52 138-52 166-52 185 0 106 83 150 188 156-9 41-9 44-25 100-3 13-24 100-24 104 0 3 0 12 12 12 3 0 9 0 9-3 6-3 13-31 16-47 13-54 26-108 40-163 40 0 136 0 238-119 43-50 68-97 80-131 9-28 31-122 31-172 0-60-28-75-47-75-27 0-55 28-55 53 0 12 9 19 18 28 13 12 37 41 37 94 0 69-55 160-92 200-96 97-167 97-204 97 60-241 119-482 179-723z">
              <text:p/>
            </draw:path>
            <draw:path draw:style-name="gr6" draw:text-style-name="P4" draw:layer="layout" svg:width="0.228cm" svg:height="0.515cm" svg:x="6.44cm" svg:y="2.556cm" svg:viewBox="0 0 229 516" svg:d="M210 28c0-12-9-28-31-28-21 0-43 19-43 41 0 12 9 31 31 31 21 0 43-22 43-44zM56 419c-3 10-7 19-7 32 0 37 28 65 71 65 75 0 109-106 109-115 0-13-10-13-13-13-9 0-9 6-12 16-19 59-53 91-80 91-16 0-22-10-22-25 0-19 6-35 12-51 10-21 19-40 25-62 6-19 34-88 37-97 3-6 6-16 6-25 0-35-31-66-74-66-74 0-108 106-108 119 0 9 9 9 12 9 10 0 13-3 13-12 21-66 55-94 83-94 12 0 19 6 19 28 0 16-7 28-25 75-16 42-31 84-46 125z">
              <text:p/>
            </draw:path>
            <draw:path draw:style-name="gr6" draw:text-style-name="P4" draw:layer="layout" svg:width="0.243cm" svg:height="1.098cm" svg:x="6.823cm" svg:y="2.077cm" svg:viewBox="0 0 244 1099" svg:d="M238 567c6-13 6-16 6-19s0-6-6-19c-63-168-126-336-189-504-9-19-17-25-27-25-11 0-22 9-22 22 0 3 0 3 6 16 64 170 128 340 192 510-64 169-128 338-192 507-6 12-6 15-6 22 0 12 12 22 22 22 15 0 18-13 24-22 64-170 128-340 192-510z">
              <text:p/>
            </draw:path>
          </draw:g>
          <draw:custom-shape draw:style-name="gr11" draw:text-style-name="P8" draw:layer="layout" svg:width="0.459cm" svg:height="1.101cm" svg:x="4.583cm" svg:y="14.76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8" draw:layer="layout" svg:width="0.459cm" svg:height="1.401cm" svg:x="4.583cm" svg:y="9.35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8" draw:layer="layout" svg:width="0.459cm" svg:height="1.402cm" svg:x="4.583cm" svg:y="4.76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KR" style:font-family-asian="'Noto Sans KR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6cm" fo:page-height="1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1:04:52.298163824</meta:creation-date>
    <meta:generator>LibreOffice/7.6.2.1$MacOSX_X86_64 LibreOffice_project/56f7684011345957bbf33a7ee678afaf4d2ba333</meta:generator>
    <dc:date>2024-05-08T21:24:43.650172449</dc:date>
    <meta:editing-duration>PT19M50S</meta:editing-duration>
    <meta:editing-cycles>2</meta:editing-cycles>
    <meta:document-statistic meta:object-count="47"/>
  </office:meta>
</office:document-meta>
</file>